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0.01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32.1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47.91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55.81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MILITARY EXPENDITURES(% OF GDP)</text:p>
          </table:table-cell>
          <table:table-cell/>
        </table:table-row>
        <table:table-row table:style-name="ro1">
          <table:table-cell office:value-type="string" calcext:value-type="string">
            <text:p><text:a xlink:href="file:///D:/cia-world-factbook/factbook-2016/geos/af.html" xlink:type="simple">Afghanistan</text:a></text:p>
          </table:table-cell>
          <table:table-cell office:value-type="string" calcext:value-type="string">
            <text:p>28.09% of GDP (2016)</text:p>
            <text:p>4.74% of GDP (2011)</text:p>
          </table:table-cell>
          <table:table-cell table:formula="of:=MID([.B2]; 1; FIND(&quot;%&quot;; [.B2])-1)" office:value-type="string" office:string-value="28.09" calcext:value-type="string">
            <text:p>28.0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l.html" xlink:type="simple">Albania</text:a></text:p>
          </table:table-cell>
          <table:table-cell office:value-type="string" calcext:value-type="string">
            <text:p>0.85% of GDP (2015)</text:p>
            <text:p>1.04% of GDP (2014)</text:p>
            <text:p>1.5% of GDP (2013)</text:p>
            <text:p>1.47% of GDP (2012)</text:p>
            <text:p>1.52% of GDP (2011)</text:p>
          </table:table-cell>
          <table:table-cell table:formula="of:=MID([.B3]; 1; FIND(&quot;%&quot;; [.B3])-1)" office:value-type="string" office:string-value="0.85" calcext:value-type="string">
            <text:p>0.8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g.html" xlink:type="simple">Algeria</text:a></text:p>
          </table:table-cell>
          <table:table-cell office:value-type="string" calcext:value-type="string">
            <text:p>4.48% of GDP (2012)</text:p>
            <text:p>4.36% of GDP (2011)</text:p>
            <text:p>4.48% of GDP (2010)</text:p>
          </table:table-cell>
          <table:table-cell table:formula="of:=MID([.B4]; 1; FIND(&quot;%&quot;; [.B4])-1)" office:value-type="string" office:string-value="4.48" calcext:value-type="string">
            <text:p>4.4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o.html" xlink:type="simple">Angola</text:a></text:p>
          </table:table-cell>
          <table:table-cell office:value-type="string" calcext:value-type="string">
            <text:p>3.63% of GDP (2012)</text:p>
            <text:p>3.5% of GDP (2011)</text:p>
            <text:p>3.63% of GDP (2010)</text:p>
          </table:table-cell>
          <table:table-cell table:formula="of:=MID([.B5]; 1; FIND(&quot;%&quot;; [.B5])-1)" office:value-type="string" office:string-value="3.63" calcext:value-type="string">
            <text:p>3.6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r.html" xlink:type="simple">Argentina</text:a></text:p>
          </table:table-cell>
          <table:table-cell office:value-type="string" calcext:value-type="string">
            <text:p>0.91% of GDP (2012)</text:p>
            <text:p>0.9% of GDP (2011)</text:p>
            <text:p>0.91% of GDP (2010)</text:p>
          </table:table-cell>
          <table:table-cell table:formula="of:=MID([.B6]; 1; FIND(&quot;%&quot;; [.B6])-1)" office:value-type="string" office:string-value="0.91" calcext:value-type="string">
            <text:p>0.9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m.html" xlink:type="simple">Armenia</text:a></text:p>
          </table:table-cell>
          <table:table-cell office:value-type="string" calcext:value-type="string">
            <text:p>4.24% of GDP (2015)</text:p>
            <text:p>4.29% of GDP (2014)</text:p>
            <text:p>4.1% of GDP (2013)</text:p>
            <text:p>3.92% of GDP (2012)</text:p>
            <text:p>3.87% of GDP (2011)</text:p>
          </table:table-cell>
          <table:table-cell table:formula="of:=MID([.B7]; 1; FIND(&quot;%&quot;; [.B7])-1)" office:value-type="string" office:string-value="4.24" calcext:value-type="string">
            <text:p>4.2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s.html" xlink:type="simple">Australia</text:a></text:p>
          </table:table-cell>
          <table:table-cell office:value-type="string" calcext:value-type="string">
            <text:p>1.71% of GDP (2012)</text:p>
            <text:p>1.84% of GDP (2011)</text:p>
            <text:p>1.71% of GDP (2010)</text:p>
          </table:table-cell>
          <table:table-cell table:formula="of:=MID([.B8]; 1; FIND(&quot;%&quot;; [.B8])-1)" office:value-type="string" office:string-value="1.71" calcext:value-type="string">
            <text:p>1.7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u.html" xlink:type="simple">Austria</text:a></text:p>
          </table:table-cell>
          <table:table-cell office:value-type="string" calcext:value-type="string">
            <text:p>0.55% of GDP (2015 est.)</text:p>
            <text:p>0.62% of GDP (2014)</text:p>
            <text:p>0.63% of GDP (2013)</text:p>
            <text:p>0.68% of GDP (2012)</text:p>
            <text:p>0.7% of GDP (2011)</text:p>
          </table:table-cell>
          <table:table-cell table:formula="of:=MID([.B9]; 1; FIND(&quot;%&quot;; [.B9])-1)" office:value-type="string" office:string-value="0.55" calcext:value-type="string">
            <text:p>0.5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j.html" xlink:type="simple">Azerbaijan</text:a></text:p>
          </table:table-cell>
          <table:table-cell office:value-type="string" calcext:value-type="string">
            <text:p>5.2% of GDP (2015)</text:p>
            <text:p>5.1% of GDP (2014)</text:p>
            <text:p>4.7% of GDP (2013)</text:p>
            <text:p>4.64% of GDP (2012)</text:p>
            <text:p>4.67% of GDP (2011)</text:p>
          </table:table-cell>
          <table:table-cell table:formula="of:=MID([.B10]; 1; FIND(&quot;%&quot;; [.B10])-1)" office:value-type="string" office:string-value="5.2" calcext:value-type="string">
            <text:p>5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a.html" xlink:type="simple">Bahrain</text:a></text:p>
          </table:table-cell>
          <table:table-cell office:value-type="string" calcext:value-type="string">
            <text:p>4.2% of GDP (2014)</text:p>
            <text:p>4.1% of GDP (2013)</text:p>
            <text:p>3.9% of GDP (2010)</text:p>
          </table:table-cell>
          <table:table-cell table:formula="of:=MID([.B11]; 1; FIND(&quot;%&quot;; [.B11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g.html" xlink:type="simple">Bangladesh</text:a></text:p>
          </table:table-cell>
          <table:table-cell office:value-type="string" calcext:value-type="string">
            <text:p>1.09% of GDP (2014)</text:p>
            <text:p>1.15% of GDP (2013)</text:p>
            <text:p>1.35% of GDP (2012)</text:p>
            <text:p>1.44% of GDP (2011)</text:p>
            <text:p>1.35% of GDP (2010)</text:p>
          </table:table-cell>
          <table:table-cell table:formula="of:=MID([.B12]; 1; FIND(&quot;%&quot;; [.B12])-1)" office:value-type="string" office:string-value="1.09" calcext:value-type="string">
            <text:p>1.0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o.html" xlink:type="simple">Belarus</text:a></text:p>
          </table:table-cell>
          <table:table-cell office:value-type="string" calcext:value-type="string">
            <text:p>1.3% of GDP (2015)</text:p>
            <text:p>1.3% of GDP (2014)</text:p>
            <text:p>1.3% of GDP (2013)</text:p>
            <text:p>1.2% of GDP (2012)</text:p>
            <text:p>1.27% of GDP (2011)</text:p>
          </table:table-cell>
          <table:table-cell table:formula="of:=MID([.B13]; 1; FIND(&quot;%&quot;; [.B13])-1)" office:value-type="string" office:string-value="1.3" calcext:value-type="string">
            <text:p>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e.html" xlink:type="simple">Belgium</text:a></text:p>
          </table:table-cell>
          <table:table-cell office:value-type="string" calcext:value-type="string">
            <text:p>0.85% of GDP (2016)</text:p>
            <text:p>0.91% of GDP (2015)</text:p>
            <text:p>0.97% of GDP (2014)</text:p>
            <text:p>1.01% of GDP (2013)</text:p>
            <text:p>1.05% of GDP (2012)</text:p>
          </table:table-cell>
          <table:table-cell table:formula="of:=MID([.B14]; 1; FIND(&quot;%&quot;; [.B14])-1)" office:value-type="string" office:string-value="0.85" calcext:value-type="string">
            <text:p>0.8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6/geos/bh.html" xlink:type="simple">Belize</text:a></text:p>
          </table:table-cell>
          <table:table-cell office:value-type="string" calcext:value-type="string">
            <text:p>NA% (2012)</text:p>
            <text:p>1.08% of GDP (2011)</text:p>
            <text:p>NA% (2010)</text:p>
          </table:table-cell>
          <table:table-cell table:formula="of:=MID([.B15]; 1; FIND(&quot;%&quot;; [.B15])-1)" office:value-type="string" office:string-value="NA" calcext:value-type="string">
            <text:p>NA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bn.html" xlink:type="simple">Benin</text:a></text:p>
          </table:table-cell>
          <table:table-cell office:value-type="string" calcext:value-type="string">
            <text:p>1.03% of GDP (2012)</text:p>
            <text:p>NA% (2011)</text:p>
            <text:p>1.03% of GDP (2010)</text:p>
          </table:table-cell>
          <table:table-cell table:formula="of:=MID([.B16]; 1; FIND(&quot;%&quot;; [.B16])-1)" office:value-type="string" office:string-value="1.03" calcext:value-type="string">
            <text:p>1.0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l.html" xlink:type="simple">Bolivia</text:a></text:p>
          </table:table-cell>
          <table:table-cell office:value-type="string" calcext:value-type="string">
            <text:p>1.47% of GDP (2012)</text:p>
            <text:p>1.47% of GDP (2011)</text:p>
            <text:p>1.47% of GDP (2010)</text:p>
          </table:table-cell>
          <table:table-cell table:formula="of:=MID([.B17]; 1; FIND(&quot;%&quot;; [.B17])-1)" office:value-type="string" office:string-value="1.47" calcext:value-type="string">
            <text:p>1.4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k.html" xlink:type="simple">Bosnia and Herzegovina</text:a></text:p>
          </table:table-cell>
          <table:table-cell office:value-type="string" calcext:value-type="string">
            <text:p>0.98% of GDP (2014)</text:p>
            <text:p>1.04% of GDP (2013)</text:p>
            <text:p>1.35% of GDP (2012)</text:p>
            <text:p>1.15% of GDP (2011)</text:p>
            <text:p>1.35% of GDP (2010)</text:p>
          </table:table-cell>
          <table:table-cell table:formula="of:=MID([.B18]; 1; FIND(&quot;%&quot;; [.B18])-1)" office:value-type="string" office:string-value="0.98" calcext:value-type="string">
            <text:p>0.98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6/geos/bc.html" xlink:type="simple">Botswana</text:a></text:p>
          </table:table-cell>
          <table:table-cell office:value-type="string" calcext:value-type="string">
            <text:p>2% of GDP (2013)</text:p>
            <text:p>2.31% of GDP (2012)</text:p>
            <text:p>2.43% of GDP (2011)</text:p>
            <text:p>2.31% of GDP (2010)</text:p>
          </table:table-cell>
          <table:table-cell table:formula="of:=MID([.B19]; 1; FIND(&quot;%&quot;; [.B19])-1)" office:value-type="string" office:string-value="2" calcext:value-type="string">
            <text:p>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r.html" xlink:type="simple">Brazil</text:a></text:p>
          </table:table-cell>
          <table:table-cell office:value-type="string" calcext:value-type="string">
            <text:p>1.47% of GDP (2012)</text:p>
            <text:p>1.49% of GDP (2011)</text:p>
            <text:p>1.47% of GDP (2010)</text:p>
          </table:table-cell>
          <table:table-cell table:formula="of:=MID([.B20]; 1; FIND(&quot;%&quot;; [.B20])-1)" office:value-type="string" office:string-value="1.47" calcext:value-type="string">
            <text:p>1.4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x.html" xlink:type="simple">Brunei</text:a></text:p>
          </table:table-cell>
          <table:table-cell office:value-type="string" calcext:value-type="string">
            <text:p>2.43% of GDP (2012)</text:p>
            <text:p>2.54% of GDP (2011)</text:p>
            <text:p>2.43% of GDP (2010)</text:p>
          </table:table-cell>
          <table:table-cell table:formula="of:=MID([.B21]; 1; FIND(&quot;%&quot;; [.B21])-1)" office:value-type="string" office:string-value="2.43" calcext:value-type="string">
            <text:p>2.4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u.html" xlink:type="simple">Bulgaria</text:a></text:p>
          </table:table-cell>
          <table:table-cell office:value-type="string" calcext:value-type="string">
            <text:p>1.2% of GDP (2015)</text:p>
            <text:p>1.6% of GDP (2013)</text:p>
            <text:p>1.46% of GDP (2012)</text:p>
            <text:p>1.55% of GDP (2011)</text:p>
            <text:p>1.46% of GDP (2010)</text:p>
          </table:table-cell>
          <table:table-cell table:formula="of:=MID([.B22]; 1; FIND(&quot;%&quot;; [.B22])-1)" office:value-type="string" office:string-value="1.2" calcext:value-type="string">
            <text:p>1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uv.html" xlink:type="simple">Burkina Faso</text:a></text:p>
          </table:table-cell>
          <table:table-cell office:value-type="string" calcext:value-type="string">
            <text:p>1.39% of GDP (2012)</text:p>
            <text:p>1.34% of GDP (2011)</text:p>
            <text:p>1.39% of GDP (2010)</text:p>
          </table:table-cell>
          <table:table-cell table:formula="of:=MID([.B23]; 1; FIND(&quot;%&quot;; [.B23])-1)" office:value-type="string" office:string-value="1.39" calcext:value-type="string">
            <text:p>1.39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by.html" xlink:type="simple">Burundi</text:a></text:p>
          </table:table-cell>
          <table:table-cell office:value-type="string" calcext:value-type="string">
            <text:p>2.39% of GDP (2012)</text:p>
            <text:p>NA% (2011)</text:p>
            <text:p>2.39% of GDP (2010)</text:p>
          </table:table-cell>
          <table:table-cell table:formula="of:=MID([.B24]; 1; FIND(&quot;%&quot;; [.B24])-1)" office:value-type="string" office:string-value="2.39" calcext:value-type="string">
            <text:p>2.39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6/geos/cv.html" xlink:type="simple">Cabo Verde</text:a></text:p>
          </table:table-cell>
          <table:table-cell office:value-type="string" calcext:value-type="string">
            <text:p>NA% (2012)</text:p>
            <text:p>0.51% of GDP (2011)</text:p>
          </table:table-cell>
          <table:table-cell table:formula="of:=MID([.B25]; 1; FIND(&quot;%&quot;; [.B25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b.html" xlink:type="simple">Cambodia</text:a></text:p>
          </table:table-cell>
          <table:table-cell office:value-type="string" calcext:value-type="string">
            <text:p>2% of GDP (2015 est.)</text:p>
            <text:p>1.8% of GDP (2014)</text:p>
            <text:p>1.58% of GDP (2013)</text:p>
            <text:p>1.54% of GDP (2012)</text:p>
            <text:p>1.5% of GDP (2011)</text:p>
          </table:table-cell>
          <table:table-cell table:formula="of:=MID([.B26]; 1; FIND(&quot;%&quot;; [.B26])-1)" office:value-type="string" office:string-value="2" calcext:value-type="string">
            <text:p>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m.html" xlink:type="simple">Cameroon</text:a></text:p>
          </table:table-cell>
          <table:table-cell office:value-type="string" calcext:value-type="string">
            <text:p>1.42% of GDP (2012)</text:p>
            <text:p>1.37% of GDP (2011)</text:p>
            <text:p>1.42% of GDP (2010)</text:p>
          </table:table-cell>
          <table:table-cell table:formula="of:=MID([.B27]; 1; FIND(&quot;%&quot;; [.B27])-1)" office:value-type="string" office:string-value="1.42" calcext:value-type="string">
            <text:p>1.4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a.html" xlink:type="simple">Canada</text:a></text:p>
          </table:table-cell>
          <table:table-cell office:value-type="string" calcext:value-type="string">
            <text:p>1% of GDP (2015)</text:p>
            <text:p>1% of GDP (2014)</text:p>
            <text:p>1% of GDP (2013)</text:p>
            <text:p>1.24% of GDP (2012)</text:p>
            <text:p>1.31% of GDP (2011)</text:p>
          </table:table-cell>
          <table:table-cell table:formula="of:=MID([.B28]; 1; FIND(&quot;%&quot;; [.B28])-1)" office:value-type="string" office:string-value="1" calcext:value-type="string">
            <text:p>1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6/geos/cd.html" xlink:type="simple">Chad</text:a></text:p>
          </table:table-cell>
          <table:table-cell office:value-type="string" calcext:value-type="string">
            <text:p>NA% (2012)</text:p>
            <text:p>2.28% of GDP (2011)</text:p>
          </table:table-cell>
          <table:table-cell table:formula="of:=MID([.B29]; 1; FIND(&quot;%&quot;; [.B29])-1)" office:value-type="string" office:string-value="NA" calcext:value-type="string">
            <text:p>NA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i.html" xlink:type="simple">Chile</text:a></text:p>
          </table:table-cell>
          <table:table-cell office:value-type="string" calcext:value-type="string">
            <text:p>2.04% of GDP (2012)</text:p>
            <text:p>2.17% of GDP (2011)</text:p>
            <text:p>2.04% of GDP (2010)</text:p>
          </table:table-cell>
          <table:table-cell table:formula="of:=MID([.B30]; 1; FIND(&quot;%&quot;; [.B30])-1)" office:value-type="string" office:string-value="2.04" calcext:value-type="string">
            <text:p>2.0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h.html" xlink:type="simple">China</text:a></text:p>
          </table:table-cell>
          <table:table-cell office:value-type="string" calcext:value-type="string">
            <text:p>2% of GDP (2015)</text:p>
            <text:p>2% of GDP (2014)</text:p>
            <text:p>2% of GDP (2013)</text:p>
            <text:p>1.99% of GDP (2012)</text:p>
            <text:p>2% of GDP (2011)</text:p>
          </table:table-cell>
          <table:table-cell table:formula="of:=MID([.B31]; 1; FIND(&quot;%&quot;; [.B31])-1)" office:value-type="string" office:string-value="2" calcext:value-type="string">
            <text:p>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o.html" xlink:type="simple">Colombia</text:a></text:p>
          </table:table-cell>
          <table:table-cell office:value-type="string" calcext:value-type="string">
            <text:p>3.28% of GDP (2012)</text:p>
            <text:p>3.06% of GDP (2011)</text:p>
            <text:p>3.63% of GDP (2010)</text:p>
          </table:table-cell>
          <table:table-cell table:formula="of:=MID([.B32]; 1; FIND(&quot;%&quot;; [.B32])-1)" office:value-type="string" office:string-value="3.28" calcext:value-type="string">
            <text:p>3.2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g.html" xlink:type="simple">Congo, Democratic Republic of the</text:a></text:p>
          </table:table-cell>
          <table:table-cell office:value-type="string" calcext:value-type="string">
            <text:p>1.72% of GDP (2012)</text:p>
            <text:p>1.53% of GDP (2011)</text:p>
            <text:p>1.72% of GDP (2010)</text:p>
          </table:table-cell>
          <table:table-cell table:formula="of:=MID([.B33]; 1; FIND(&quot;%&quot;; [.B33])-1)" office:value-type="string" office:string-value="1.72" calcext:value-type="string">
            <text:p>1.7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iv.html" xlink:type="simple">Cote d'Ivoire</text:a></text:p>
          </table:table-cell>
          <table:table-cell office:value-type="string" calcext:value-type="string">
            <text:p>1.65% of GDP (2012)</text:p>
            <text:p>1.49% of GDP (2011)</text:p>
            <text:p>1.65% of GDP (2010)</text:p>
          </table:table-cell>
          <table:table-cell table:formula="of:=MID([.B34]; 1; FIND(&quot;%&quot;; [.B34])-1)" office:value-type="string" office:string-value="1.65" calcext:value-type="string">
            <text:p>1.6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r.html" xlink:type="simple">Croatia</text:a></text:p>
          </table:table-cell>
          <table:table-cell office:value-type="string" calcext:value-type="string">
            <text:p>1.38% of GDP (2015)</text:p>
            <text:p>1.41% of GDP (2014)</text:p>
            <text:p>1.47% of GDP (2013)</text:p>
            <text:p>1.7% of GDP (2012)</text:p>
            <text:p>1.77% of GDP (2011)</text:p>
          </table:table-cell>
          <table:table-cell table:formula="of:=MID([.B35]; 1; FIND(&quot;%&quot;; [.B35])-1)" office:value-type="string" office:string-value="1.38" calcext:value-type="string">
            <text:p>1.38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6/geos/cy.html" xlink:type="simple">Cyprus</text:a></text:p>
          </table:table-cell>
          <table:table-cell office:value-type="string" calcext:value-type="string">
            <text:p>2.1% of GDP (2013)</text:p>
            <text:p>2.05% of GDP (2012)</text:p>
            <text:p>2.14% of GDP (2011)</text:p>
            <text:p>2.05% of GDP (2010)</text:p>
          </table:table-cell>
          <table:table-cell table:formula="of:=MID([.B36]; 1; FIND(&quot;%&quot;; [.B36])-1)" office:value-type="string" office:string-value="2.1" calcext:value-type="string">
            <text:p>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z.html" xlink:type="simple">Czechia</text:a></text:p>
          </table:table-cell>
          <table:table-cell office:value-type="string" calcext:value-type="string">
            <text:p>1.04% of GDP (2015)</text:p>
            <text:p>1.08% of GDP (2014)</text:p>
            <text:p>1.06% of GDP (2013)</text:p>
            <text:p>1.13% of GDP (2012)</text:p>
            <text:p>1.15% of GDP (2011)</text:p>
          </table:table-cell>
          <table:table-cell table:formula="of:=MID([.B37]; 1; FIND(&quot;%&quot;; [.B37])-1)" office:value-type="string" office:string-value="1.04" calcext:value-type="string">
            <text:p>1.0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a.html" xlink:type="simple">Denmark</text:a></text:p>
          </table:table-cell>
          <table:table-cell office:value-type="string" calcext:value-type="string">
            <text:p>1.2% of GDP (2015)</text:p>
            <text:p>1.17% of GDP (2014)</text:p>
            <text:p>1.37% of GDP (2013)</text:p>
            <text:p>1.41% of GDP (2012)</text:p>
            <text:p>1.35% of GDP (2011)</text:p>
          </table:table-cell>
          <table:table-cell table:formula="of:=MID([.B38]; 1; FIND(&quot;%&quot;; [.B38])-1)" office:value-type="string" office:string-value="1.2" calcext:value-type="string">
            <text:p>1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dr.html" xlink:type="simple">Dominican Republic</text:a></text:p>
          </table:table-cell>
          <table:table-cell office:value-type="string" calcext:value-type="string">
            <text:p>0.61% of GDP (2012)</text:p>
            <text:p>0.63% of GDP (2011)</text:p>
            <text:p>0.61% of GDP (2010)</text:p>
          </table:table-cell>
          <table:table-cell table:formula="of:=MID([.B39]; 1; FIND(&quot;%&quot;; [.B39])-1)" office:value-type="string" office:string-value="0.61" calcext:value-type="string">
            <text:p>0.6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ec.html" xlink:type="simple">Ecuador</text:a></text:p>
          </table:table-cell>
          <table:table-cell office:value-type="string" calcext:value-type="string">
            <text:p>2.83% of GDP (2012)</text:p>
            <text:p>3.2% of GDP (2011)</text:p>
            <text:p>2.83% of GDP (2010)</text:p>
          </table:table-cell>
          <table:table-cell table:formula="of:=MID([.B40]; 1; FIND(&quot;%&quot;; [.B40])-1)" office:value-type="string" office:string-value="2.83" calcext:value-type="string">
            <text:p>2.8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g.html" xlink:type="simple">Egypt</text:a></text:p>
          </table:table-cell>
          <table:table-cell office:value-type="string" calcext:value-type="string">
            <text:p>1.76% of GDP (2014)</text:p>
            <text:p>1.67% of GDP (2013)</text:p>
            <text:p>1.72% of GDP (2012)</text:p>
            <text:p>1.86% of GDP (2011)</text:p>
            <text:p>1.72% of GDP (2010)</text:p>
          </table:table-cell>
          <table:table-cell table:formula="of:=MID([.B41]; 1; FIND(&quot;%&quot;; [.B41])-1)" office:value-type="string" office:string-value="1.76" calcext:value-type="string">
            <text:p>1.7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es.html" xlink:type="simple">El Salvador</text:a></text:p>
          </table:table-cell>
          <table:table-cell office:value-type="string" calcext:value-type="string">
            <text:p>0.99% of GDP (2012)</text:p>
            <text:p>1.11% of GDP (2011)</text:p>
            <text:p>0.99% of GDP (2010)</text:p>
          </table:table-cell>
          <table:table-cell table:formula="of:=MID([.B42]; 1; FIND(&quot;%&quot;; [.B42])-1)" office:value-type="string" office:string-value="0.99" calcext:value-type="string">
            <text:p>0.99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6/geos/en.html" xlink:type="simple">Estonia</text:a></text:p>
          </table:table-cell>
          <table:table-cell office:value-type="string" calcext:value-type="string">
            <text:p>2% of GDP (2015)</text:p>
            <text:p>2% of GDP (2014)</text:p>
            <text:p>2% of GDP (2013)</text:p>
            <text:p>1.92% of GDP (2012)</text:p>
            <text:p>1.69% of GDP (2011)</text:p>
            <text:p>1.92% of GDP (2010)</text:p>
          </table:table-cell>
          <table:table-cell table:formula="of:=MID([.B43]; 1; FIND(&quot;%&quot;; [.B43])-1)" office:value-type="string" office:string-value="2" calcext:value-type="string">
            <text:p>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et.html" xlink:type="simple">Ethiopia</text:a></text:p>
          </table:table-cell>
          <table:table-cell office:value-type="string" calcext:value-type="string">
            <text:p>0.91% of GDP (2012)</text:p>
            <text:p>1.1% of GDP (2011)</text:p>
            <text:p>0.91% of GDP (2010)</text:p>
          </table:table-cell>
          <table:table-cell table:formula="of:=MID([.B44]; 1; FIND(&quot;%&quot;; [.B44])-1)" office:value-type="string" office:string-value="0.91" calcext:value-type="string">
            <text:p>0.9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ee.html" xlink:type="simple">European Union</text:a></text:p>
          </table:table-cell>
          <table:table-cell office:value-type="string" calcext:value-type="string">
            <text:p>1.65% of GDP (2012)</text:p>
            <text:p>1.66% of GDP (2011)</text:p>
            <text:p>1.65% of GDP (2010)</text:p>
          </table:table-cell>
          <table:table-cell table:formula="of:=MID([.B45]; 1; FIND(&quot;%&quot;; [.B45])-1)" office:value-type="string" office:string-value="1.65" calcext:value-type="string">
            <text:p>1.6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fj.html" xlink:type="simple">Fiji</text:a></text:p>
          </table:table-cell>
          <table:table-cell office:value-type="string" calcext:value-type="string">
            <text:p>1.47% of GDP (2012)</text:p>
            <text:p>1.44% of GDP (2011)</text:p>
            <text:p>1.47% of GDP (2010)</text:p>
          </table:table-cell>
          <table:table-cell table:formula="of:=MID([.B46]; 1; FIND(&quot;%&quot;; [.B46])-1)" office:value-type="string" office:string-value="1.47" calcext:value-type="string">
            <text:p>1.47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6/geos/fi.html" xlink:type="simple">Finland</text:a></text:p>
          </table:table-cell>
          <table:table-cell office:value-type="string" calcext:value-type="string">
            <text:p>1.37% of GDP (2016 est.)</text:p>
            <text:p>1.29% of GDP (2015)</text:p>
            <text:p>1.3% of GDP (2014)</text:p>
            <text:p>1.41% of GDP (2013)</text:p>
            <text:p>1.47% of GDP (2012)</text:p>
            <text:p>1.42% of GDP (2011)</text:p>
          </table:table-cell>
          <table:table-cell table:formula="of:=MID([.B47]; 1; FIND(&quot;%&quot;; [.B47])-1)" office:value-type="string" office:string-value="1.37" calcext:value-type="string">
            <text:p>1.3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fr.html" xlink:type="simple">France</text:a></text:p>
          </table:table-cell>
          <table:table-cell office:value-type="string" calcext:value-type="string">
            <text:p>1.8% of GDP (2014)</text:p>
            <text:p>1.9% of GDP (2013)</text:p>
            <text:p>1.9% of GDP (2012)</text:p>
          </table:table-cell>
          <table:table-cell table:formula="of:=MID([.B48]; 1; FIND(&quot;%&quot;; [.B48])-1)" office:value-type="string" office:string-value="1.8" calcext:value-type="string">
            <text:p>1.8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gb.html" xlink:type="simple">Gabon</text:a></text:p>
          </table:table-cell>
          <table:table-cell office:value-type="string" calcext:value-type="string">
            <text:p>1.34% of GDP (2012)</text:p>
            <text:p>NA% (2011)</text:p>
            <text:p>1.34% of GDP (2010)</text:p>
          </table:table-cell>
          <table:table-cell table:formula="of:=MID([.B49]; 1; FIND(&quot;%&quot;; [.B49])-1)" office:value-type="string" office:string-value="1.34" calcext:value-type="string">
            <text:p>1.3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g.html" xlink:type="simple">Georgia</text:a></text:p>
          </table:table-cell>
          <table:table-cell office:value-type="string" calcext:value-type="string">
            <text:p>2.34% of GDP (2015)</text:p>
            <text:p>2.26% of GDP (2014)</text:p>
            <text:p>2.7% of GDP (2013)</text:p>
            <text:p>2.88% of GDP (2012)</text:p>
            <text:p>3.25% of GDP (2011)</text:p>
          </table:table-cell>
          <table:table-cell table:formula="of:=MID([.B50]; 1; FIND(&quot;%&quot;; [.B50])-1)" office:value-type="string" office:string-value="2.34" calcext:value-type="string">
            <text:p>2.34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6/geos/gm.html" xlink:type="simple">Germany</text:a></text:p>
          </table:table-cell>
          <table:table-cell office:value-type="string" calcext:value-type="string">
            <text:p>1.18% of GDP (2015)</text:p>
            <text:p>1.35% of GDP (2012)</text:p>
            <text:p>1.34% of GDP (2011)</text:p>
            <text:p>1.35% of GDP (2010)</text:p>
          </table:table-cell>
          <table:table-cell table:formula="of:=MID([.B51]; 1; FIND(&quot;%&quot;; [.B51])-1)" office:value-type="string" office:string-value="1.18" calcext:value-type="string">
            <text:p>1.1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h.html" xlink:type="simple">Ghana</text:a></text:p>
          </table:table-cell>
          <table:table-cell office:value-type="string" calcext:value-type="string">
            <text:p>0.56% of GDP (2014)</text:p>
            <text:p>0.61% of GDP (2013)</text:p>
            <text:p>0.27% of GDP (2012)</text:p>
          </table:table-cell>
          <table:table-cell table:formula="of:=MID([.B52]; 1; FIND(&quot;%&quot;; [.B52])-1)" office:value-type="string" office:string-value="0.56" calcext:value-type="string">
            <text:p>0.5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r.html" xlink:type="simple">Greece</text:a></text:p>
          </table:table-cell>
          <table:table-cell office:value-type="string" calcext:value-type="string">
            <text:p>2.46% of GDP (2015 est.)</text:p>
            <text:p>2.2% of GDP (2014)</text:p>
            <text:p>2.19% of GDP (2013)</text:p>
            <text:p>2.26% of GDP (2012)</text:p>
            <text:p>note: based on 2010 prices</text:p>
          </table:table-cell>
          <table:table-cell table:formula="of:=MID([.B53]; 1; FIND(&quot;%&quot;; [.B53])-1)" office:value-type="string" office:string-value="2.46" calcext:value-type="string">
            <text:p>2.4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t.html" xlink:type="simple">Guatemala</text:a></text:p>
          </table:table-cell>
          <table:table-cell office:value-type="string" calcext:value-type="string">
            <text:p>0.42% of GDP (2014)</text:p>
            <text:p>0.46% of GDP (2013)</text:p>
            <text:p>0.44% of GDP (2012)</text:p>
            <text:p>0.41% of GDP (2011)</text:p>
            <text:p>0.42% of GDP (2010)</text:p>
          </table:table-cell>
          <table:table-cell table:formula="of:=MID([.B54]; 1; FIND(&quot;%&quot;; [.B54])-1)" office:value-type="string" office:string-value="0.42" calcext:value-type="string">
            <text:p>0.4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pu.html" xlink:type="simple">Guinea-Bissau</text:a></text:p>
          </table:table-cell>
          <table:table-cell office:value-type="string" calcext:value-type="string">
            <text:p>1.85% of GDP (2012)</text:p>
            <text:p>1.81% of GDP (2011)</text:p>
            <text:p>1.85% of GDP (2010)</text:p>
          </table:table-cell>
          <table:table-cell table:formula="of:=MID([.B55]; 1; FIND(&quot;%&quot;; [.B55])-1)" office:value-type="string" office:string-value="1.85" calcext:value-type="string">
            <text:p>1.8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y.html" xlink:type="simple">Guyana</text:a></text:p>
          </table:table-cell>
          <table:table-cell office:value-type="string" calcext:value-type="string">
            <text:p>1.09% of GDP (2012)</text:p>
            <text:p>1.17% of GDP (2011)</text:p>
            <text:p>1.09% of GDP (2010)</text:p>
          </table:table-cell>
          <table:table-cell table:formula="of:=MID([.B56]; 1; FIND(&quot;%&quot;; [.B56])-1)" office:value-type="string" office:string-value="1.09" calcext:value-type="string">
            <text:p>1.0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ho.html" xlink:type="simple">Honduras</text:a></text:p>
          </table:table-cell>
          <table:table-cell office:value-type="string" calcext:value-type="string">
            <text:p>1.05% of GDP (2012)</text:p>
            <text:p>1.13% of GDP (2011)</text:p>
            <text:p>1.05% of GDP (2010)</text:p>
          </table:table-cell>
          <table:table-cell table:formula="of:=MID([.B57]; 1; FIND(&quot;%&quot;; [.B57])-1)" office:value-type="string" office:string-value="1.05" calcext:value-type="string">
            <text:p>1.05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6/geos/hu.html" xlink:type="simple">Hungary</text:a></text:p>
          </table:table-cell>
          <table:table-cell office:value-type="string" calcext:value-type="string">
            <text:p>0.8% of GDP (2015)</text:p>
            <text:p>0.83% of GDP (2012)</text:p>
            <text:p>0.99% of GDP (2011)</text:p>
            <text:p>0.83% of GDP (2010)</text:p>
          </table:table-cell>
          <table:table-cell table:formula="of:=MID([.B58]; 1; FIND(&quot;%&quot;; [.B58])-1)" office:value-type="string" office:string-value="0.8" calcext:value-type="string">
            <text:p>0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ic.html" xlink:type="simple">Iceland</text:a></text:p>
          </table:table-cell>
          <table:table-cell office:value-type="string" calcext:value-type="string">
            <text:p>0.13% of GDP (2012)</text:p>
            <text:p>0.14% of GDP (2011)</text:p>
            <text:p>0.13% of GDP (2010)</text:p>
          </table:table-cell>
          <table:table-cell table:formula="of:=MID([.B59]; 1; FIND(&quot;%&quot;; [.B59])-1)" office:value-type="string" office:string-value="0.13" calcext:value-type="string">
            <text:p>0.1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n.html" xlink:type="simple">India</text:a></text:p>
          </table:table-cell>
          <table:table-cell office:value-type="string" calcext:value-type="string">
            <text:p>2.4% of GDP (2014)</text:p>
            <text:p>2.4% of GDP (2013)</text:p>
            <text:p>2.5% of GDP (2012)</text:p>
            <text:p>2.6% of GDP (2011)</text:p>
            <text:p>2.7% of GDP (2010)</text:p>
          </table:table-cell>
          <table:table-cell table:formula="of:=MID([.B60]; 1; FIND(&quot;%&quot;; [.B60])-1)" office:value-type="string" office:string-value="2.4" calcext:value-type="string">
            <text:p>2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id.html" xlink:type="simple">Indonesia</text:a></text:p>
          </table:table-cell>
          <table:table-cell office:value-type="string" calcext:value-type="string">
            <text:p>0.78% of GDP (2012)</text:p>
            <text:p>0.67% of GDP (2011)</text:p>
            <text:p>0.78% of GDP (2010)</text:p>
          </table:table-cell>
          <table:table-cell table:formula="of:=MID([.B61]; 1; FIND(&quot;%&quot;; [.B61])-1)" office:value-type="string" office:string-value="0.78" calcext:value-type="string">
            <text:p>0.7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z.html" xlink:type="simple">Iraq</text:a></text:p>
          </table:table-cell>
          <table:table-cell office:value-type="string" calcext:value-type="string">
            <text:p>8.7% of GDP (2014)</text:p>
            <text:p>3.4% of GDP (2013)</text:p>
            <text:p>2.88% of GDP (2012)</text:p>
            <text:p>3.27% of GDP (2011)</text:p>
            <text:p>2.88% of GDP (2010)</text:p>
          </table:table-cell>
          <table:table-cell table:formula="of:=MID([.B62]; 1; FIND(&quot;%&quot;; [.B62])-1)" office:value-type="string" office:string-value="8.7" calcext:value-type="string">
            <text:p>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i.html" xlink:type="simple">Ireland</text:a></text:p>
          </table:table-cell>
          <table:table-cell office:value-type="string" calcext:value-type="string">
            <text:p>0.49% of GDP (2014)</text:p>
            <text:p>0.51% of GDP (2013)</text:p>
            <text:p>0.55% of GDP (2012)</text:p>
            <text:p>0.59% of GDP (2011)</text:p>
            <text:p>0.55% of GDP (2010)</text:p>
          </table:table-cell>
          <table:table-cell table:formula="of:=MID([.B63]; 1; FIND(&quot;%&quot;; [.B63])-1)" office:value-type="string" office:string-value="0.49" calcext:value-type="string">
            <text:p>0.4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s.html" xlink:type="simple">Israel</text:a></text:p>
          </table:table-cell>
          <table:table-cell office:value-type="string" calcext:value-type="string">
            <text:p>5.58% of GDP (2014)</text:p>
            <text:p>5.53% of GDP (2013)</text:p>
            <text:p>5.69% of GDP (2012)</text:p>
            <text:p>5.87% of GDP (2011)</text:p>
            <text:p>5.69% of GDP (2010)</text:p>
          </table:table-cell>
          <table:table-cell table:formula="of:=MID([.B64]; 1; FIND(&quot;%&quot;; [.B64])-1)" office:value-type="string" office:string-value="5.58" calcext:value-type="string">
            <text:p>5.5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it.html" xlink:type="simple">Italy</text:a></text:p>
          </table:table-cell>
          <table:table-cell office:value-type="string" calcext:value-type="string">
            <text:p>1.1% of GDP (2014)</text:p>
            <text:p>1.2% of GDP (2013)</text:p>
            <text:p>1.3% of GDP (2012)</text:p>
          </table:table-cell>
          <table:table-cell table:formula="of:=MID([.B65]; 1; FIND(&quot;%&quot;; [.B65])-1)" office:value-type="string" office:string-value="1.1" calcext:value-type="string">
            <text:p>1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jm.html" xlink:type="simple">Jamaica</text:a></text:p>
          </table:table-cell>
          <table:table-cell office:value-type="string" calcext:value-type="string">
            <text:p>0.86% of GDP (2012)</text:p>
            <text:p>0.92% of GDP (2011)</text:p>
            <text:p>0.86% of GDP (2010)</text:p>
          </table:table-cell>
          <table:table-cell table:formula="of:=MID([.B66]; 1; FIND(&quot;%&quot;; [.B66])-1)" office:value-type="string" office:string-value="0.86" calcext:value-type="string">
            <text:p>0.8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ja.html" xlink:type="simple">Japan</text:a></text:p>
          </table:table-cell>
          <table:table-cell office:value-type="string" calcext:value-type="string">
            <text:p>0.97% of GDP (2012)</text:p>
            <text:p>1.01% of GDP (2011)</text:p>
            <text:p>0.99% of GDP (2010)</text:p>
          </table:table-cell>
          <table:table-cell table:formula="of:=MID([.B67]; 1; FIND(&quot;%&quot;; [.B67])-1)" office:value-type="string" office:string-value="0.97" calcext:value-type="string">
            <text:p>0.9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jo.html" xlink:type="simple">Jordan</text:a></text:p>
          </table:table-cell>
          <table:table-cell office:value-type="string" calcext:value-type="string">
            <text:p>4.65% of GDP (2012)</text:p>
            <text:p>4.64% of GDP (2011)</text:p>
            <text:p>4.65% of GDP (2010)</text:p>
          </table:table-cell>
          <table:table-cell table:formula="of:=MID([.B68]; 1; FIND(&quot;%&quot;; [.B68])-1)" office:value-type="string" office:string-value="4.65" calcext:value-type="string">
            <text:p>4.6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kz.html" xlink:type="simple">Kazakhstan</text:a></text:p>
          </table:table-cell>
          <table:table-cell office:value-type="string" calcext:value-type="string">
            <text:p>1.21% of GDP (2012)</text:p>
            <text:p>0.97% of GDP (2011)</text:p>
            <text:p>1.21% of GDP (2010)</text:p>
          </table:table-cell>
          <table:table-cell table:formula="of:=MID([.B69]; 1; FIND(&quot;%&quot;; [.B69])-1)" office:value-type="string" office:string-value="1.21" calcext:value-type="string">
            <text:p>1.2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ke.html" xlink:type="simple">Kenya</text:a></text:p>
          </table:table-cell>
          <table:table-cell office:value-type="string" calcext:value-type="string">
            <text:p>1.96% of GDP (2012)</text:p>
            <text:p>1.88% of GDP (2011)</text:p>
            <text:p>1.96% of GDP (2010)</text:p>
          </table:table-cell>
          <table:table-cell table:formula="of:=MID([.B70]; 1; FIND(&quot;%&quot;; [.B70])-1)" office:value-type="string" office:string-value="1.96" calcext:value-type="string">
            <text:p>1.9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ks.html" xlink:type="simple">Korea, South</text:a></text:p>
          </table:table-cell>
          <table:table-cell office:value-type="string" calcext:value-type="string">
            <text:p>2.8% of GDP (2012)</text:p>
            <text:p>2.77% of GDP (2011)</text:p>
            <text:p>2.8% of GDP (2010)</text:p>
          </table:table-cell>
          <table:table-cell table:formula="of:=MID([.B71]; 1; FIND(&quot;%&quot;; [.B71])-1)" office:value-type="string" office:string-value="2.8" calcext:value-type="string">
            <text:p>2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ku.html" xlink:type="simple">Kuwait</text:a></text:p>
          </table:table-cell>
          <table:table-cell office:value-type="string" calcext:value-type="string">
            <text:p>0% of GDP (2012)</text:p>
            <text:p>3.35% of GDP (2011)</text:p>
            <text:p>0% of GDP (2010)</text:p>
          </table:table-cell>
          <table:table-cell table:formula="of:=MID([.B72]; 1; FIND(&quot;%&quot;; [.B72])-1)" office:value-type="string" office:string-value="0" calcext:value-type="string">
            <text:p>0</text:p>
          </table:table-cell>
        </table:table-row>
        <table:table-row table:style-name="ro8">
          <table:table-cell office:value-type="string" calcext:value-type="string">
            <text:p><text:a xlink:href="file:///D:/cia-world-factbook/factbook-2016/geos/kg.html" xlink:type="simple">Kyrgyzstan</text:a></text:p>
          </table:table-cell>
          <table:table-cell office:value-type="string" calcext:value-type="string">
            <text:p>3.74% of GDP (2011)</text:p>
          </table:table-cell>
          <table:table-cell table:formula="of:=MID([.B73]; 1; FIND(&quot;%&quot;; [.B73])-1)" office:value-type="string" office:string-value="3.74" calcext:value-type="string">
            <text:p>3.74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6/geos/la.html" xlink:type="simple">Laos</text:a></text:p>
          </table:table-cell>
          <table:table-cell office:value-type="string" calcext:value-type="string">
            <text:p>NA% (2012)</text:p>
            <text:p>0.23% of GDP (2011)</text:p>
          </table:table-cell>
          <table:table-cell table:formula="of:=MID([.B74]; 1; FIND(&quot;%&quot;; [.B74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g.html" xlink:type="simple">Latvia</text:a></text:p>
          </table:table-cell>
          <table:table-cell office:value-type="string" calcext:value-type="string">
            <text:p>0.91% of GDP (2014)</text:p>
            <text:p>0.99% of GDP (2013)</text:p>
            <text:p>0.92% of GDP (2012)</text:p>
            <text:p>1.05% of GDP (2011)</text:p>
            <text:p>0.92% of GDP (2010)</text:p>
          </table:table-cell>
          <table:table-cell table:formula="of:=MID([.B75]; 1; FIND(&quot;%&quot;; [.B75])-1)" office:value-type="string" office:string-value="0.91" calcext:value-type="string">
            <text:p>0.9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le.html" xlink:type="simple">Lebanon</text:a></text:p>
          </table:table-cell>
          <table:table-cell office:value-type="string" calcext:value-type="string">
            <text:p>4.04% of GDP (2012)</text:p>
            <text:p>4.06% of GDP (2011)</text:p>
            <text:p>4.04% of GDP (2010)</text:p>
          </table:table-cell>
          <table:table-cell table:formula="of:=MID([.B76]; 1; FIND(&quot;%&quot;; [.B76])-1)" office:value-type="string" office:string-value="4.04" calcext:value-type="string">
            <text:p>4.0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lt.html" xlink:type="simple">Lesotho</text:a></text:p>
          </table:table-cell>
          <table:table-cell office:value-type="string" calcext:value-type="string">
            <text:p>1.94% of GDP (2012)</text:p>
            <text:p>2.3% of GDP (2011)</text:p>
            <text:p>1.94% of GDP (2010)</text:p>
          </table:table-cell>
          <table:table-cell table:formula="of:=MID([.B77]; 1; FIND(&quot;%&quot;; [.B77])-1)" office:value-type="string" office:string-value="1.94" calcext:value-type="string">
            <text:p>1.9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li.html" xlink:type="simple">Liberia</text:a></text:p>
          </table:table-cell>
          <table:table-cell office:value-type="string" calcext:value-type="string">
            <text:p>0.82% of GDP (2012)</text:p>
            <text:p>0.86% of GDP (2011)</text:p>
            <text:p>0.82% of GDP (2010)</text:p>
          </table:table-cell>
          <table:table-cell table:formula="of:=MID([.B78]; 1; FIND(&quot;%&quot;; [.B78])-1)" office:value-type="string" office:string-value="0.82" calcext:value-type="string">
            <text:p>0.8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h.html" xlink:type="simple">Lithuania</text:a></text:p>
          </table:table-cell>
          <table:table-cell office:value-type="string" calcext:value-type="string">
            <text:p>1.48% of GDP (2016)</text:p>
            <text:p>1.11% of GDP (2015)</text:p>
            <text:p>0.9% of GDP (2014)</text:p>
            <text:p>0.8% of GDP (2013)</text:p>
            <text:p>0.97% of GDP (2012)</text:p>
          </table:table-cell>
          <table:table-cell table:formula="of:=MID([.B79]; 1; FIND(&quot;%&quot;; [.B79])-1)" office:value-type="string" office:string-value="1.48" calcext:value-type="string">
            <text:p>1.4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u.html" xlink:type="simple">Luxembourg</text:a></text:p>
          </table:table-cell>
          <table:table-cell office:value-type="string" calcext:value-type="string">
            <text:p>0.44% of GDP (2016)</text:p>
            <text:p>0.43% of GDP (2015)</text:p>
            <text:p>0.39% of GDP (2014)</text:p>
            <text:p>0.38% of GDP (2013)</text:p>
            <text:p>0.38% of GDP (2012)</text:p>
          </table:table-cell>
          <table:table-cell table:formula="of:=MID([.B80]; 1; FIND(&quot;%&quot;; [.B80])-1)" office:value-type="string" office:string-value="0.44" calcext:value-type="string">
            <text:p>0.4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k.html" xlink:type="simple">Macedonia</text:a></text:p>
          </table:table-cell>
          <table:table-cell office:value-type="string" calcext:value-type="string">
            <text:p>1.08% of GDP (2015)</text:p>
            <text:p>1.17% of GDP (2014)</text:p>
            <text:p>1.14% of GDP (2013)</text:p>
            <text:p>1.2% of GDP (2012)</text:p>
            <text:p>1.3% of GDP (2011)</text:p>
          </table:table-cell>
          <table:table-cell table:formula="of:=MID([.B81]; 1; FIND(&quot;%&quot;; [.B81])-1)" office:value-type="string" office:string-value="1.08" calcext:value-type="string">
            <text:p>1.0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a.html" xlink:type="simple">Madagascar</text:a></text:p>
          </table:table-cell>
          <table:table-cell office:value-type="string" calcext:value-type="string">
            <text:p>0.69% of GDP (2012)</text:p>
            <text:p>0.73% of GDP (2011)</text:p>
            <text:p>0.69% of GDP (2010)</text:p>
          </table:table-cell>
          <table:table-cell table:formula="of:=MID([.B82]; 1; FIND(&quot;%&quot;; [.B82])-1)" office:value-type="string" office:string-value="0.69" calcext:value-type="string">
            <text:p>0.6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i.html" xlink:type="simple">Malawi</text:a></text:p>
          </table:table-cell>
          <table:table-cell office:value-type="string" calcext:value-type="string">
            <text:p>0.93% of GDP (2012)</text:p>
            <text:p>0.79% of GDP (2011)</text:p>
            <text:p>0.93% of GDP (2010)</text:p>
          </table:table-cell>
          <table:table-cell table:formula="of:=MID([.B83]; 1; FIND(&quot;%&quot;; [.B83])-1)" office:value-type="string" office:string-value="0.93" calcext:value-type="string">
            <text:p>0.9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y.html" xlink:type="simple">Malaysia</text:a></text:p>
          </table:table-cell>
          <table:table-cell office:value-type="string" calcext:value-type="string">
            <text:p>1.5% of GDP (2014)</text:p>
            <text:p>1.5% of GDP (2013)</text:p>
            <text:p>1.55% of GDP (2012)</text:p>
            <text:p>1.67% of GDP (2011)</text:p>
            <text:p>1.55% of GDP (2010)</text:p>
          </table:table-cell>
          <table:table-cell table:formula="of:=MID([.B84]; 1; FIND(&quot;%&quot;; [.B84])-1)" office:value-type="string" office:string-value="1.5" calcext:value-type="string">
            <text:p>1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l.html" xlink:type="simple">Mali</text:a></text:p>
          </table:table-cell>
          <table:table-cell office:value-type="string" calcext:value-type="string">
            <text:p>1.44% of GDP (2012)</text:p>
            <text:p>1.51% of GDP (2011)</text:p>
            <text:p>1.44% of GDP (2010)</text:p>
          </table:table-cell>
          <table:table-cell table:formula="of:=MID([.B85]; 1; FIND(&quot;%&quot;; [.B85])-1)" office:value-type="string" office:string-value="1.44" calcext:value-type="string">
            <text:p>1.44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6/geos/mt.html" xlink:type="simple">Malta</text:a></text:p>
          </table:table-cell>
          <table:table-cell office:value-type="string" calcext:value-type="string">
            <text:p>0.61% of GDP (2013)</text:p>
            <text:p>0.61% of GDP (2012)</text:p>
            <text:p>0.61% of GDP (2011)</text:p>
            <text:p>0.61% of GDP (2010)</text:p>
          </table:table-cell>
          <table:table-cell table:formula="of:=MID([.B86]; 1; FIND(&quot;%&quot;; [.B86])-1)" office:value-type="string" office:string-value="0.61" calcext:value-type="string">
            <text:p>0.6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p.html" xlink:type="simple">Mauritius</text:a></text:p>
          </table:table-cell>
          <table:table-cell office:value-type="string" calcext:value-type="string">
            <text:p>0.19% of GDP (2012)</text:p>
            <text:p>0.16% of GDP (2011)</text:p>
            <text:p>0.19% of GDP (2010)</text:p>
          </table:table-cell>
          <table:table-cell table:formula="of:=MID([.B87]; 1; FIND(&quot;%&quot;; [.B87])-1)" office:value-type="string" office:string-value="0.19" calcext:value-type="string">
            <text:p>0.1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x.html" xlink:type="simple">Mexico</text:a></text:p>
          </table:table-cell>
          <table:table-cell office:value-type="string" calcext:value-type="string">
            <text:p>0.59% of GDP (2012)</text:p>
            <text:p>0.56% of GDP (2011)</text:p>
            <text:p>0.59% of GDP (2010)</text:p>
          </table:table-cell>
          <table:table-cell table:formula="of:=MID([.B88]; 1; FIND(&quot;%&quot;; [.B88])-1)" office:value-type="string" office:string-value="0.59" calcext:value-type="string">
            <text:p>0.5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d.html" xlink:type="simple">Moldova</text:a></text:p>
          </table:table-cell>
          <table:table-cell office:value-type="string" calcext:value-type="string">
            <text:p>0.3% of GDP (2016)</text:p>
            <text:p>0.3% of GDP (2015)</text:p>
            <text:p>0.3% of GDP (2014)</text:p>
            <text:p>0.3% of GDP (2012)</text:p>
            <text:p>0.3% of GDP (2011)</text:p>
          </table:table-cell>
          <table:table-cell table:formula="of:=MID([.B89]; 1; FIND(&quot;%&quot;; [.B89])-1)" office:value-type="string" office:string-value="0.3" calcext:value-type="string">
            <text:p>0.3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6/geos/mg.html" xlink:type="simple">Mongolia</text:a></text:p>
          </table:table-cell>
          <table:table-cell office:value-type="string" calcext:value-type="string">
            <text:p>0.98% of GDP (2015)</text:p>
            <text:p>1.12% of GDP (2012)</text:p>
            <text:p>0.99% of GDP (2011)</text:p>
            <text:p>1.12% of GDP (2010)</text:p>
          </table:table-cell>
          <table:table-cell table:formula="of:=MID([.B90]; 1; FIND(&quot;%&quot;; [.B90])-1)" office:value-type="string" office:string-value="0.98" calcext:value-type="string">
            <text:p>0.9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j.html" xlink:type="simple">Montenegro</text:a></text:p>
          </table:table-cell>
          <table:table-cell office:value-type="string" calcext:value-type="string">
            <text:p>1.65% of GDP (2015)</text:p>
            <text:p>1.74% of GDP (2014)</text:p>
            <text:p>1.59% of GDP (2013)</text:p>
            <text:p>1.69% of GDP (2012)</text:p>
            <text:p>1.75% of GDP (2011)</text:p>
          </table:table-cell>
          <table:table-cell table:formula="of:=MID([.B91]; 1; FIND(&quot;%&quot;; [.B91])-1)" office:value-type="string" office:string-value="1.65" calcext:value-type="string">
            <text:p>1.6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o.html" xlink:type="simple">Morocco</text:a></text:p>
          </table:table-cell>
          <table:table-cell office:value-type="string" calcext:value-type="string">
            <text:p>3.7% of GDP (2014)</text:p>
            <text:p>3.91% of GDP (2013)</text:p>
            <text:p>3.55% of GDP (2012)</text:p>
            <text:p>3.37% of GDP (2011)</text:p>
            <text:p>3.55% of GDP (2010)</text:p>
          </table:table-cell>
          <table:table-cell table:formula="of:=MID([.B92]; 1; FIND(&quot;%&quot;; [.B92])-1)" office:value-type="string" office:string-value="3.7" calcext:value-type="string">
            <text:p>3.7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6/geos/wa.html" xlink:type="simple">Namibia</text:a></text:p>
          </table:table-cell>
          <table:table-cell office:value-type="string" calcext:value-type="string">
            <text:p>4.2% of GDP (2015)</text:p>
            <text:p>3.11% of GDP (2012)</text:p>
            <text:p>3.38% of GDP (2011)</text:p>
            <text:p>3.11% of GDP (2010)</text:p>
          </table:table-cell>
          <table:table-cell table:formula="of:=MID([.B93]; 1; FIND(&quot;%&quot;; [.B93])-1)" office:value-type="string" office:string-value="4.2" calcext:value-type="string">
            <text:p>4.2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6/geos/np.html" xlink:type="simple">Nepal</text:a></text:p>
          </table:table-cell>
          <table:table-cell office:value-type="string" calcext:value-type="string">
            <text:p>NA% (2012)</text:p>
            <text:p>1.41% of GDP (2011)</text:p>
          </table:table-cell>
          <table:table-cell table:formula="of:=MID([.B94]; 1; FIND(&quot;%&quot;; [.B94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l.html" xlink:type="simple">Netherlands</text:a></text:p>
          </table:table-cell>
          <table:table-cell office:value-type="string" calcext:value-type="string">
            <text:p>1.17% of GDP (2016)</text:p>
            <text:p>1.16% of GDP (2015)</text:p>
            <text:p>1.15% of GDP (2014)</text:p>
            <text:p>1.16% of GDP (2013)</text:p>
            <text:p>1.23% of GDP (2012)</text:p>
          </table:table-cell>
          <table:table-cell table:formula="of:=MID([.B95]; 1; FIND(&quot;%&quot;; [.B95])-1)" office:value-type="string" office:string-value="1.17" calcext:value-type="string">
            <text:p>1.1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nz.html" xlink:type="simple">New Zealand</text:a></text:p>
          </table:table-cell>
          <table:table-cell office:value-type="string" calcext:value-type="string">
            <text:p>1.13% of GDP (2012)</text:p>
            <text:p>1.12% of GDP (2011)</text:p>
            <text:p>1.13% of GDP (2010)</text:p>
          </table:table-cell>
          <table:table-cell table:formula="of:=MID([.B96]; 1; FIND(&quot;%&quot;; [.B96])-1)" office:value-type="string" office:string-value="1.13" calcext:value-type="string">
            <text:p>1.1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nu.html" xlink:type="simple">Nicaragua</text:a></text:p>
          </table:table-cell>
          <table:table-cell office:value-type="string" calcext:value-type="string">
            <text:p>0.63% of GDP (2012)</text:p>
            <text:p>0.53% of GDP (2011)</text:p>
            <text:p>0.63% of GDP (2010)</text:p>
          </table:table-cell>
          <table:table-cell table:formula="of:=MID([.B97]; 1; FIND(&quot;%&quot;; [.B97])-1)" office:value-type="string" office:string-value="0.63" calcext:value-type="string">
            <text:p>0.6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ni.html" xlink:type="simple">Nigeria</text:a></text:p>
          </table:table-cell>
          <table:table-cell office:value-type="string" calcext:value-type="string">
            <text:p>0.89% of GDP (2012)</text:p>
            <text:p>0.98% of GDP (2011)</text:p>
            <text:p>0.89% of GDP (2010)</text:p>
          </table:table-cell>
          <table:table-cell table:formula="of:=MID([.B98]; 1; FIND(&quot;%&quot;; [.B98])-1)" office:value-type="string" office:string-value="0.89" calcext:value-type="string">
            <text:p>0.89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6/geos/ng.html" xlink:type="simple">Niger</text:a></text:p>
          </table:table-cell>
          <table:table-cell office:value-type="string" calcext:value-type="string">
            <text:p>1.06% of GDP (2012)</text:p>
            <text:p>NA% (2011)</text:p>
            <text:p>1.06% of GDP (2010)</text:p>
          </table:table-cell>
          <table:table-cell table:formula="of:=MID([.B99]; 1; FIND(&quot;%&quot;; [.B99])-1)" office:value-type="string" office:string-value="1.06" calcext:value-type="string">
            <text:p>1.0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o.html" xlink:type="simple">Norway</text:a></text:p>
          </table:table-cell>
          <table:table-cell office:value-type="string" calcext:value-type="string">
            <text:p>1.59% of GDP (2015)</text:p>
            <text:p>1.58% of GDP (2014)</text:p>
            <text:p>1.4% of GDP (2013)</text:p>
            <text:p>1.4% of GDP (2012)</text:p>
            <text:p>1.47% of GDP (2011)</text:p>
          </table:table-cell>
          <table:table-cell table:formula="of:=MID([.B100]; 1; FIND(&quot;%&quot;; [.B100])-1)" office:value-type="string" office:string-value="1.59" calcext:value-type="string">
            <text:p>1.5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u.html" xlink:type="simple">Oman</text:a></text:p>
          </table:table-cell>
          <table:table-cell office:value-type="string" calcext:value-type="string">
            <text:p>12.75% of GDP (2016)</text:p>
            <text:p>14.58% of GDP (2015)</text:p>
            <text:p>11.8% of GDP (2014)</text:p>
            <text:p>15% of GDP (2013)</text:p>
            <text:p>8.61% of GDP (2012)</text:p>
          </table:table-cell>
          <table:table-cell table:formula="of:=MID([.B101]; 1; FIND(&quot;%&quot;; [.B101])-1)" office:value-type="string" office:string-value="12.75" calcext:value-type="string">
            <text:p>12.7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pk.html" xlink:type="simple">Pakistan</text:a></text:p>
          </table:table-cell>
          <table:table-cell office:value-type="string" calcext:value-type="string">
            <text:p>3.5% of GDP (2013)</text:p>
            <text:p>3.5% of GDP (2012)</text:p>
            <text:p>3.2% of GDP (2011)</text:p>
          </table:table-cell>
          <table:table-cell table:formula="of:=MID([.B102]; 1; FIND(&quot;%&quot;; [.B102])-1)" office:value-type="string" office:string-value="3.5" calcext:value-type="string">
            <text:p>3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pp.html" xlink:type="simple">Papua New Guinea</text:a></text:p>
          </table:table-cell>
          <table:table-cell office:value-type="string" calcext:value-type="string">
            <text:p>0.54% of GDP (2012)</text:p>
            <text:p>0.6% of GDP (2011)</text:p>
            <text:p>0.54% of GDP (2010)</text:p>
          </table:table-cell>
          <table:table-cell table:formula="of:=MID([.B103]; 1; FIND(&quot;%&quot;; [.B103])-1)" office:value-type="string" office:string-value="0.54" calcext:value-type="string">
            <text:p>0.5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pa.html" xlink:type="simple">Paraguay</text:a></text:p>
          </table:table-cell>
          <table:table-cell office:value-type="string" calcext:value-type="string">
            <text:p>1.66% of GDP (2012)</text:p>
            <text:p>1.16% of GDP (2011)</text:p>
            <text:p>1.66% of GDP (2010)</text:p>
          </table:table-cell>
          <table:table-cell table:formula="of:=MID([.B104]; 1; FIND(&quot;%&quot;; [.B104])-1)" office:value-type="string" office:string-value="1.66" calcext:value-type="string">
            <text:p>1.6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pe.html" xlink:type="simple">Peru</text:a></text:p>
          </table:table-cell>
          <table:table-cell office:value-type="string" calcext:value-type="string">
            <text:p>1.28% of GDP (2012)</text:p>
            <text:p>1.15% of GDP (2011)</text:p>
            <text:p>1.28% of GDP (2010)</text:p>
          </table:table-cell>
          <table:table-cell table:formula="of:=MID([.B105]; 1; FIND(&quot;%&quot;; [.B105])-1)" office:value-type="string" office:string-value="1.28" calcext:value-type="string">
            <text:p>1.28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6/geos/rp.html" xlink:type="simple">Philippines</text:a></text:p>
          </table:table-cell>
          <table:table-cell office:value-type="string" calcext:value-type="string">
            <text:p>1.3% of GDP (2015)</text:p>
            <text:p>1.19% of GDP (2012)</text:p>
            <text:p>1.21% of GDP (2011)</text:p>
            <text:p>1.19% of GDP (2010)</text:p>
          </table:table-cell>
          <table:table-cell table:formula="of:=MID([.B106]; 1; FIND(&quot;%&quot;; [.B106])-1)" office:value-type="string" office:string-value="1.3" calcext:value-type="string">
            <text:p>1.3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6/geos/pl.html" xlink:type="simple">Poland</text:a></text:p>
          </table:table-cell>
          <table:table-cell office:value-type="string" calcext:value-type="string">
            <text:p>2% of GDP (2016)</text:p>
            <text:p>2.27% of GDP (2015)</text:p>
            <text:p>1.95% of GDP (2014)</text:p>
            <text:p>1.95% of GDP (2013)</text:p>
            <text:p>1.91% of GDP (2012)</text:p>
            <text:p>1.83% of GDP (2011)</text:p>
          </table:table-cell>
          <table:table-cell table:formula="of:=MID([.B107]; 1; FIND(&quot;%&quot;; [.B107])-1)" office:value-type="string" office:string-value="2" calcext:value-type="string">
            <text:p>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po.html" xlink:type="simple">Portugal</text:a></text:p>
          </table:table-cell>
          <table:table-cell office:value-type="string" calcext:value-type="string">
            <text:p>1.29% of GDP (2014)</text:p>
            <text:p>1.2% of GDP (2013)</text:p>
            <text:p>1.78% of GDP (2012)</text:p>
          </table:table-cell>
          <table:table-cell table:formula="of:=MID([.B108]; 1; FIND(&quot;%&quot;; [.B108])-1)" office:value-type="string" office:string-value="1.29" calcext:value-type="string">
            <text:p>1.2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o.html" xlink:type="simple">Romania</text:a></text:p>
          </table:table-cell>
          <table:table-cell office:value-type="string" calcext:value-type="string">
            <text:p>1.4% of GDP (2015)</text:p>
            <text:p>1.42% of GDP (2014 est.)</text:p>
            <text:p>1.3% of GDP (2013)</text:p>
            <text:p>1.29% of GDP (2012)</text:p>
            <text:p>1.3% of GDP (2011)</text:p>
          </table:table-cell>
          <table:table-cell table:formula="of:=MID([.B109]; 1; FIND(&quot;%&quot;; [.B109])-1)" office:value-type="string" office:string-value="1.4" calcext:value-type="string">
            <text:p>1.4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6/geos/rs.html" xlink:type="simple">Russia</text:a></text:p>
          </table:table-cell>
          <table:table-cell office:value-type="string" calcext:value-type="string">
            <text:p>3.49% of GDP (2014)</text:p>
            <text:p>3.18% of GDP (2013)</text:p>
            <text:p>2.92% of GDP (2012)</text:p>
            <text:p>2.71% of GDP (2011)</text:p>
          </table:table-cell>
          <table:table-cell table:formula="of:=MID([.B110]; 1; FIND(&quot;%&quot;; [.B110])-1)" office:value-type="string" office:string-value="3.49" calcext:value-type="string">
            <text:p>3.4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rw.html" xlink:type="simple">Rwanda</text:a></text:p>
          </table:table-cell>
          <table:table-cell office:value-type="string" calcext:value-type="string">
            <text:p>1.12% of GDP (2012)</text:p>
            <text:p>1.19% of GDP (2011)</text:p>
            <text:p>1.12% of GDP (2010)</text:p>
          </table:table-cell>
          <table:table-cell table:formula="of:=MID([.B111]; 1; FIND(&quot;%&quot;; [.B111])-1)" office:value-type="string" office:string-value="1.12" calcext:value-type="string">
            <text:p>1.12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6/geos/sa.html" xlink:type="simple">Saudi Arabia</text:a></text:p>
          </table:table-cell>
          <table:table-cell office:value-type="string" calcext:value-type="string">
            <text:p>12.6% of GDP (2015 planned)</text:p>
            <text:p>10.7% of GDP (2014 planned)</text:p>
            <text:p>9.4% of GDP (2013)</text:p>
            <text:p>7.98% of GDP (2012)</text:p>
            <text:p>7.25% of GDP (2011)</text:p>
            <text:p>7.98% of GDP (2010)</text:p>
          </table:table-cell>
          <table:table-cell table:formula="of:=MID([.B112]; 1; FIND(&quot;%&quot;; [.B112])-1)" office:value-type="string" office:string-value="12.6" calcext:value-type="string">
            <text:p>1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i.html" xlink:type="simple">Serbia</text:a></text:p>
          </table:table-cell>
          <table:table-cell office:value-type="string" calcext:value-type="string">
            <text:p>1.37% of GDP (2016 est.)</text:p>
            <text:p>1.41% of GDP (2015)</text:p>
            <text:p>1.49% of GDP (2014)</text:p>
            <text:p>1.48% of GDP (2013)</text:p>
            <text:p>1.77% of GDP (2012)</text:p>
          </table:table-cell>
          <table:table-cell table:formula="of:=MID([.B113]; 1; FIND(&quot;%&quot;; [.B113])-1)" office:value-type="string" office:string-value="1.37" calcext:value-type="string">
            <text:p>1.3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e.html" xlink:type="simple">Seychelles</text:a></text:p>
          </table:table-cell>
          <table:table-cell office:value-type="string" calcext:value-type="string">
            <text:p>0.89% of GDP (2012)</text:p>
            <text:p>0.82% of GDP (2011)</text:p>
            <text:p>0.89% of GDP (2010)</text:p>
          </table:table-cell>
          <table:table-cell table:formula="of:=MID([.B114]; 1; FIND(&quot;%&quot;; [.B114])-1)" office:value-type="string" office:string-value="0.89" calcext:value-type="string">
            <text:p>0.8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l.html" xlink:type="simple">Sierra Leone</text:a></text:p>
          </table:table-cell>
          <table:table-cell office:value-type="string" calcext:value-type="string">
            <text:p>0.72% of GDP (2012)</text:p>
            <text:p>0.8% of GDP (2011)</text:p>
            <text:p>0.72% of GDP (2010)</text:p>
          </table:table-cell>
          <table:table-cell table:formula="of:=MID([.B115]; 1; FIND(&quot;%&quot;; [.B115])-1)" office:value-type="string" office:string-value="0.72" calcext:value-type="string">
            <text:p>0.7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n.html" xlink:type="simple">Singapore</text:a></text:p>
          </table:table-cell>
          <table:table-cell office:value-type="string" calcext:value-type="string">
            <text:p>3.52% of GDP (2012)</text:p>
            <text:p>3.47% of GDP (2011)</text:p>
            <text:p>3.52% of GDP (2010)</text:p>
          </table:table-cell>
          <table:table-cell table:formula="of:=MID([.B116]; 1; FIND(&quot;%&quot;; [.B116])-1)" office:value-type="string" office:string-value="3.52" calcext:value-type="string">
            <text:p>3.5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o.html" xlink:type="simple">Slovakia</text:a></text:p>
          </table:table-cell>
          <table:table-cell office:value-type="string" calcext:value-type="string">
            <text:p>1.03% of GDP (2015)</text:p>
            <text:p>1.01% of GDP (2014)</text:p>
            <text:p>1% of GDP (2013)</text:p>
            <text:p>1.12% of GDP (2012)</text:p>
            <text:p>1.1% of GDP (2011)</text:p>
          </table:table-cell>
          <table:table-cell table:formula="of:=MID([.B117]; 1; FIND(&quot;%&quot;; [.B117])-1)" office:value-type="string" office:string-value="1.03" calcext:value-type="string">
            <text:p>1.0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i.html" xlink:type="simple">Slovenia</text:a></text:p>
          </table:table-cell>
          <table:table-cell office:value-type="string" calcext:value-type="string">
            <text:p>0.97% of GDP (2015)</text:p>
            <text:p>1% of GDP (2014)</text:p>
            <text:p>1.05% of GDP (2013)</text:p>
            <text:p>1.18% of GDP (2012)</text:p>
            <text:p>1.32% of GDP (2011)</text:p>
          </table:table-cell>
          <table:table-cell table:formula="of:=MID([.B118]; 1; FIND(&quot;%&quot;; [.B118])-1)" office:value-type="string" office:string-value="0.97" calcext:value-type="string">
            <text:p>0.9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f.html" xlink:type="simple">South Africa</text:a></text:p>
          </table:table-cell>
          <table:table-cell office:value-type="string" calcext:value-type="string">
            <text:p>1.2% of GDP (2014)</text:p>
            <text:p>1% of GDP (2013)</text:p>
            <text:p>1.16% of GDP (2012)</text:p>
            <text:p>1.14% of GDP (2011)</text:p>
            <text:p>1.16% of GDP (2010)</text:p>
          </table:table-cell>
          <table:table-cell table:formula="of:=MID([.B119]; 1; FIND(&quot;%&quot;; [.B119])-1)" office:value-type="string" office:string-value="1.2" calcext:value-type="string">
            <text:p>1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od.html" xlink:type="simple">South Sudan</text:a></text:p>
          </table:table-cell>
          <table:table-cell office:value-type="string" calcext:value-type="string">
            <text:p>10.32% of GDP (2012)</text:p>
            <text:p>5.8% of GDP (2011)</text:p>
            <text:p>10.32% of GDP (2010)</text:p>
          </table:table-cell>
          <table:table-cell table:formula="of:=MID([.B120]; 1; FIND(&quot;%&quot;; [.B120])-1)" office:value-type="string" office:string-value="10.32" calcext:value-type="string">
            <text:p>10.3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p.html" xlink:type="simple">Spain</text:a></text:p>
          </table:table-cell>
          <table:table-cell office:value-type="string" calcext:value-type="string">
            <text:p>0.86% of GDP (2012)</text:p>
            <text:p>0.95% of GDP (2011)</text:p>
            <text:p>0.86% of GDP (2010)</text:p>
          </table:table-cell>
          <table:table-cell table:formula="of:=MID([.B121]; 1; FIND(&quot;%&quot;; [.B121])-1)" office:value-type="string" office:string-value="0.86" calcext:value-type="string">
            <text:p>0.8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e.html" xlink:type="simple">Sri Lanka</text:a></text:p>
          </table:table-cell>
          <table:table-cell office:value-type="string" calcext:value-type="string">
            <text:p>2.43% of GDP (2012)</text:p>
            <text:p>2.89% of GDP (2011)</text:p>
            <text:p>2.43% of GDP (2010)</text:p>
          </table:table-cell>
          <table:table-cell table:formula="of:=MID([.B122]; 1; FIND(&quot;%&quot;; [.B122])-1)" office:value-type="string" office:string-value="2.43" calcext:value-type="string">
            <text:p>2.4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wz.html" xlink:type="simple">Swaziland</text:a></text:p>
          </table:table-cell>
          <table:table-cell office:value-type="string" calcext:value-type="string">
            <text:p>3.17% of GDP (2012)</text:p>
            <text:p>3.11% of GDP (2011)</text:p>
            <text:p>3.17% of GDP (2010)</text:p>
          </table:table-cell>
          <table:table-cell table:formula="of:=MID([.B123]; 1; FIND(&quot;%&quot;; [.B123])-1)" office:value-type="string" office:string-value="3.17" calcext:value-type="string">
            <text:p>3.1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w.html" xlink:type="simple">Sweden</text:a></text:p>
          </table:table-cell>
          <table:table-cell office:value-type="string" calcext:value-type="string">
            <text:p>1.1% of GDP (2015)</text:p>
            <text:p>1.1% of GDP (2014)</text:p>
            <text:p>1.1% of GDP (2013)</text:p>
            <text:p>1.18% of GDP (2012)</text:p>
            <text:p>1.17% of GDP (2011)</text:p>
          </table:table-cell>
          <table:table-cell table:formula="of:=MID([.B124]; 1; FIND(&quot;%&quot;; [.B124])-1)" office:value-type="string" office:string-value="1.1" calcext:value-type="string">
            <text:p>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z.html" xlink:type="simple">Switzerland</text:a></text:p>
          </table:table-cell>
          <table:table-cell office:value-type="string" calcext:value-type="string">
            <text:p>0.64% of GDP (2014)</text:p>
            <text:p>0.69% of GDP (2013)</text:p>
            <text:p>0.76% of GDP (2012)</text:p>
            <text:p>0.75% of GDP (2011)</text:p>
            <text:p>0.76% of GDP (2010)</text:p>
          </table:table-cell>
          <table:table-cell table:formula="of:=MID([.B125]; 1; FIND(&quot;%&quot;; [.B125])-1)" office:value-type="string" office:string-value="0.64" calcext:value-type="string">
            <text:p>0.64</text:p>
          </table:table-cell>
        </table:table-row>
        <table:table-row table:style-name="ro8">
          <table:table-cell office:value-type="string" calcext:value-type="string">
            <text:p><text:a xlink:href="file:///D:/cia-world-factbook/factbook-2016/geos/ti.html" xlink:type="simple">Tajikistan</text:a></text:p>
          </table:table-cell>
          <table:table-cell office:value-type="string" calcext:value-type="string">
            <text:p>1.1% of GDP (2014)</text:p>
          </table:table-cell>
          <table:table-cell table:formula="of:=MID([.B126]; 1; FIND(&quot;%&quot;; [.B126])-1)" office:value-type="string" office:string-value="1.1" calcext:value-type="string">
            <text:p>1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z.html" xlink:type="simple">Tanzania</text:a></text:p>
          </table:table-cell>
          <table:table-cell office:value-type="string" calcext:value-type="string">
            <text:p>1.13% of GDP (2012)</text:p>
            <text:p>1.12% of GDP (2011)</text:p>
            <text:p>1.13% of GDP (2010)</text:p>
          </table:table-cell>
          <table:table-cell table:formula="of:=MID([.B127]; 1; FIND(&quot;%&quot;; [.B127])-1)" office:value-type="string" office:string-value="1.13" calcext:value-type="string">
            <text:p>1.13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6/geos/th.html" xlink:type="simple">Thailand</text:a></text:p>
          </table:table-cell>
          <table:table-cell office:value-type="string" calcext:value-type="string">
            <text:p>1.5% of GDP (2013)</text:p>
            <text:p>1.47% of GDP (2012)</text:p>
            <text:p>1.6% of GDP (2011)</text:p>
            <text:p>1.47% of GDP (2010)</text:p>
          </table:table-cell>
          <table:table-cell table:formula="of:=MID([.B128]; 1; FIND(&quot;%&quot;; [.B128])-1)" office:value-type="string" office:string-value="1.5" calcext:value-type="string">
            <text:p>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t.html" xlink:type="simple">Timor-Leste</text:a></text:p>
          </table:table-cell>
          <table:table-cell office:value-type="string" calcext:value-type="string">
            <text:p>1.5% of GDP (2014)</text:p>
            <text:p>1.8% of GDP (2013)</text:p>
            <text:p>2.92% of GDP (2012)</text:p>
            <text:p>2.6% of GDP (2011)</text:p>
            <text:p>2.92% of GDP (2010)</text:p>
          </table:table-cell>
          <table:table-cell table:formula="of:=MID([.B129]; 1; FIND(&quot;%&quot;; [.B129])-1)" office:value-type="string" office:string-value="1.5" calcext:value-type="string">
            <text:p>1.5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6/geos/to.html" xlink:type="simple">Togo</text:a></text:p>
          </table:table-cell>
          <table:table-cell office:value-type="string" calcext:value-type="string">
            <text:p>NA% (2012)</text:p>
            <text:p>1.6% of GDP (2011)</text:p>
          </table:table-cell>
          <table:table-cell table:formula="of:=MID([.B130]; 1; FIND(&quot;%&quot;; [.B130])-1)" office:value-type="string" office:string-value="NA" calcext:value-type="string">
            <text:p>NA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s.html" xlink:type="simple">Tunisia</text:a></text:p>
          </table:table-cell>
          <table:table-cell office:value-type="string" calcext:value-type="string">
            <text:p>1.55% of GDP (2012)</text:p>
            <text:p>1.34% of GDP (2011)</text:p>
            <text:p>1.55% of GDP (2010)</text:p>
          </table:table-cell>
          <table:table-cell table:formula="of:=MID([.B131]; 1; FIND(&quot;%&quot;; [.B131])-1)" office:value-type="string" office:string-value="1.55" calcext:value-type="string">
            <text:p>1.5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u.html" xlink:type="simple">Turkey</text:a></text:p>
          </table:table-cell>
          <table:table-cell office:value-type="string" calcext:value-type="string">
            <text:p>2.1% of GDP (2015)</text:p>
            <text:p>2.36% of GDP (2014)</text:p>
            <text:p>2.39% of GDP (2013)</text:p>
            <text:p>2.31% of GDP (2012)</text:p>
            <text:p>2.28% of GDP (2011)</text:p>
          </table:table-cell>
          <table:table-cell table:formula="of:=MID([.B132]; 1; FIND(&quot;%&quot;; [.B132])-1)" office:value-type="string" office:string-value="2.1" calcext:value-type="string">
            <text:p>2.1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6/geos/ug.html" xlink:type="simple">Uganda</text:a></text:p>
          </table:table-cell>
          <table:table-cell office:value-type="string" calcext:value-type="string">
            <text:p>2.2% of GDP (2013)</text:p>
            <text:p>1.45% of GDP (2012)</text:p>
            <text:p>3.73% of GDP (2011)</text:p>
            <text:p>1.45% of GDP (2010)</text:p>
          </table:table-cell>
          <table:table-cell table:formula="of:=MID([.B133]; 1; FIND(&quot;%&quot;; [.B133])-1)" office:value-type="string" office:string-value="2.2" calcext:value-type="string">
            <text:p>2.2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6/geos/up.html" xlink:type="simple">Ukraine</text:a></text:p>
          </table:table-cell>
          <table:table-cell office:value-type="string" calcext:value-type="string">
            <text:p>3.8% of GDP (2016)</text:p>
            <text:p>2.7% of GDP (2015)</text:p>
            <text:p>1.77% of GDP (2014)</text:p>
            <text:p>0.97% of GDP (2013)</text:p>
          </table:table-cell>
          <table:table-cell table:formula="of:=MID([.B134]; 1; FIND(&quot;%&quot;; [.B134])-1)" office:value-type="string" office:string-value="3.8" calcext:value-type="string">
            <text:p>3.8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6/geos/ae.html" xlink:type="simple">United Arab Emirates</text:a></text:p>
          </table:table-cell>
          <table:table-cell office:value-type="string" calcext:value-type="string">
            <text:p>NA% (2012)</text:p>
            <text:p>5.5% of GDP (2011)</text:p>
          </table:table-cell>
          <table:table-cell table:formula="of:=MID([.B135]; 1; FIND(&quot;%&quot;; [.B135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k.html" xlink:type="simple">United Kingdom</text:a></text:p>
          </table:table-cell>
          <table:table-cell office:value-type="string" calcext:value-type="string">
            <text:p>2.07% of GDP (2015)</text:p>
            <text:p>2.2% of GDP (2014)</text:p>
            <text:p>2.3% of GDP (2013)</text:p>
            <text:p>2.49% of GDP (2012)</text:p>
            <text:p>2.48% of GDP (2011)</text:p>
          </table:table-cell>
          <table:table-cell table:formula="of:=MID([.B136]; 1; FIND(&quot;%&quot;; [.B136])-1)" office:value-type="string" office:string-value="2.07" calcext:value-type="string">
            <text:p>2.0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us.html" xlink:type="simple">United States</text:a></text:p>
          </table:table-cell>
          <table:table-cell office:value-type="string" calcext:value-type="string">
            <text:p>4.35% of GDP (2012)</text:p>
            <text:p>4.75% of GDP (2011)</text:p>
            <text:p>4.35% of GDP (2010)</text:p>
          </table:table-cell>
          <table:table-cell table:formula="of:=MID([.B137]; 1; FIND(&quot;%&quot;; [.B137])-1)" office:value-type="string" office:string-value="4.35" calcext:value-type="string">
            <text:p>4.3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uy.html" xlink:type="simple">Uruguay</text:a></text:p>
          </table:table-cell>
          <table:table-cell office:value-type="string" calcext:value-type="string">
            <text:p>1.95% of GDP (2012)</text:p>
            <text:p>1.94% of GDP (2011)</text:p>
            <text:p>1.95% of GDP (2010)</text:p>
          </table:table-cell>
          <table:table-cell table:formula="of:=MID([.B138]; 1; FIND(&quot;%&quot;; [.B138])-1)" office:value-type="string" office:string-value="1.95" calcext:value-type="string">
            <text:p>1.95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6/geos/ve.html" xlink:type="simple">Venezuela</text:a></text:p>
          </table:table-cell>
          <table:table-cell office:value-type="string" calcext:value-type="string">
            <text:p>1% of GDP (2015)</text:p>
            <text:p>1.63% of GDP (2014)</text:p>
            <text:p>1.4% of GDP (2013)</text:p>
            <text:p>1.3% of GDP (2012)</text:p>
          </table:table-cell>
          <table:table-cell table:formula="of:=MID([.B139]; 1; FIND(&quot;%&quot;; [.B139])-1)" office:value-type="string" office:string-value="1" calcext:value-type="string">
            <text:p>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vm.html" xlink:type="simple">Vietnam</text:a></text:p>
          </table:table-cell>
          <table:table-cell office:value-type="string" calcext:value-type="string">
            <text:p>2.37% of GDP (2012)</text:p>
            <text:p>2.17% of GDP (2011)</text:p>
            <text:p>2.37% of GDP (2010)</text:p>
          </table:table-cell>
          <table:table-cell table:formula="of:=MID([.B140]; 1; FIND(&quot;%&quot;; [.B140])-1)" office:value-type="string" office:string-value="2.37" calcext:value-type="string">
            <text:p>2.3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xx.html" xlink:type="simple">World</text:a></text:p>
          </table:table-cell>
          <table:table-cell office:value-type="string" calcext:value-type="string">
            <text:p>2.42% of GDP (2012)</text:p>
            <text:p>2.51% of GDP (2011)</text:p>
            <text:p>2.42% of GDP (2010)</text:p>
          </table:table-cell>
          <table:table-cell table:formula="of:=MID([.B141]; 1; FIND(&quot;%&quot;; [.B141])-1)" office:value-type="string" office:string-value="2.42" calcext:value-type="string">
            <text:p>2.4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ym.html" xlink:type="simple">Yemen</text:a></text:p>
          </table:table-cell>
          <table:table-cell office:value-type="string" calcext:value-type="string">
            <text:p>4.02% of GDP (2012)</text:p>
            <text:p>3.48% of GDP (2011)</text:p>
            <text:p>4.02% of GDP (2010)</text:p>
          </table:table-cell>
          <table:table-cell table:formula="of:=MID([.B142]; 1; FIND(&quot;%&quot;; [.B142])-1)" office:value-type="string" office:string-value="4.02" calcext:value-type="string">
            <text:p>4.0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za.html" xlink:type="simple">Zambia</text:a></text:p>
          </table:table-cell>
          <table:table-cell office:value-type="string" calcext:value-type="string">
            <text:p>1.55% of GDP (2012)</text:p>
            <text:p>1.59% of GDP (2011)</text:p>
            <text:p>1.55% of GDP (2010)</text:p>
          </table:table-cell>
          <table:table-cell table:formula="of:=MID([.B143]; 1; FIND(&quot;%&quot;; [.B143])-1)" office:value-type="string" office:string-value="1.55" calcext:value-type="string">
            <text:p>1.55</text:p>
          </table:table-cell>
        </table:table-row>
        <table:table-row table:style-name="ro8">
          <table:table-cell office:value-type="string" calcext:value-type="string">
            <text:p><text:a xlink:href="file:///D:/cia-world-factbook/factbook-2016/geos/zi.html" xlink:type="simple">Zimbabwe</text:a></text:p>
          </table:table-cell>
          <table:table-cell office:value-type="string" calcext:value-type="string">
            <text:p>2.79% of GDP (2014)</text:p>
          </table:table-cell>
          <table:table-cell table:formula="of:=MID([.B144]; 1; FIND(&quot;%&quot;; [.B144])-1)" office:value-type="string" office:string-value="2.79" calcext:value-type="string">
            <text:p>2.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6:02:40.964000000</meta:creation-date>
    <dc:date>2023-07-17T16:03:29.459000000</dc:date>
    <meta:editing-duration>PT48S</meta:editing-duration>
    <meta:editing-cycles>1</meta:editing-cycles>
    <meta:document-statistic meta:table-count="1" meta:cell-count="431" meta:object-count="0"/>
    <meta:generator>LibreOffice/6.2.4.2$Windows_X86_64 LibreOffice_project/2412653d852ce75f65fbfa83fb7e7b669a126d64</meta:generator>
  </office:meta>
</office:document-meta>
</file>